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4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Times New Roman" fo:letter-spacing="normal" fo:font-style="normal" fo:font-weight="bold"/>
    </style:style>
    <style:style style:name="P2" style:family="paragraph" style:parent-style-name="Preformatted_20_Text" style:list-style-name="L1">
      <style:paragraph-properties fo:margin-left="0.3937in" fo:margin-right="0.3937in" fo:orphans="2" fo:widows="2" fo:text-indent="0in" style:auto-text-indent="false"/>
      <style:text-properties fo:font-variant="normal" fo:text-transform="none" fo:color="#000000" fo:letter-spacing="normal"/>
    </style:style>
    <style:style style:name="P3" style:family="paragraph" style:parent-style-name="Preformatted_20_Text" style:list-style-name="L1">
      <style:paragraph-properties fo:margin-left="0.3937in" fo:margin-right="0.3937in" fo:orphans="2" fo:widows="2" fo:text-indent="0in" style:auto-text-indent="false"/>
    </style:style>
    <style:style style:name="P4" style:family="paragraph" style:parent-style-name="Preformatted_20_Text" style:list-style-name="L1">
      <style:paragraph-properties fo:margin-left="0.3937in" fo:margin-right="0.3937in" fo:margin-top="0in" fo:margin-bottom="0.1965in" fo:orphans="2" fo:widows="2" fo:text-indent="0in" style:auto-text-indent="false"/>
      <style:text-properties fo:font-variant="normal" fo:text-transform="none" fo:color="#000000" fo:letter-spacing="normal"/>
    </style:style>
    <style:style style:name="P5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" fo:letter-spacing="normal" fo:font-style="normal" fo:font-weight="normal"/>
    </style:style>
    <style:style style:name="P6" style:family="paragraph" style:parent-style-name="Text_20_body" style:list-style-name="L1">
      <style:paragraph-properties fo:orphans="2" fo:widows="2"/>
    </style:style>
    <style:style style:name="P7" style:family="paragraph" style:parent-style-name="Text_20_body" style:list-style-name="L1">
      <style:paragraph-properties fo:margin-top="0in" fo:margin-bottom="0in" fo:orphans="2" fo:widows="2"/>
      <style:text-properties fo:font-variant="normal" fo:text-transform="none" fo:color="#000000" style:font-name="Times New Roman" fo:letter-spacing="normal" fo:font-style="normal" fo:font-weight="normal"/>
    </style:style>
    <style:style style:name="P8" style:family="paragraph" style:parent-style-name="Text_20_body" style:list-style-name="L1">
      <style:paragraph-properties fo:margin-top="0in" fo:margin-bottom="0in" fo:orphans="2" fo:widows="2"/>
    </style:style>
    <style:style style:name="P9" style:family="paragraph" style:parent-style-name="Text_20_body" style:list-style-name="L1">
      <style:paragraph-properties fo:orphans="2" fo:widows="2" fo:break-before="page"/>
      <style:text-properties fo:font-variant="normal" fo:text-transform="none" fo:color="#000000" style:font-name="Times New Roman" fo:letter-spacing="normal" fo:font-style="normal" fo:font-weight="normal"/>
    </style:style>
    <style:style style:name="T1" style:family="text">
      <style:text-properties style:font-name="Times New Roman" fo:font-style="normal" fo:font-weight="normal"/>
    </style:style>
    <style:style style:name="T2" style:family="text">
      <style:text-properties style:font-name="Times New Roman" fo:font-style="italic" fo:font-weight="normal" style:font-style-asian="italic" style:font-style-complex="italic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5" style:family="text">
      <style:text-properties fo:font-weight="bold"/>
    </style:style>
    <style:style style:name="T6" style:family="text">
      <style:text-properties fo:color="#000000"/>
    </style:style>
    <style:style style:name="T7" style:family="text">
      <style:text-properties fo:letter-spacing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4" text:is-list-header="true"><text:bookmark text:name="asn8"/>Assignment 8 - Basic Polymorphic Typechecking</text:h>
      <text:list text:style-name="L1">
        <text:list-item>
          <text:p text:style-name="P7">Easy problems from CRFP</text:p>
          <text:list>
            <text:list-item>
              <text:p text:style-name="P5">Do the following pairs of types unity? If so, give a most general unifier for them. If not, explain why they fail to unify.</text:p>
              <text:p text:style-name="P2"><text:s text:c="2"/><text:span text:style-name="T1">(Int -&gt; b) <text:s/>and <text:s text:c="2"/>(a -&gt; Bool) - Yes - Int -&gt; Bool</text:span></text:p>
              <text:p text:style-name="P4"><text:s text:c="2"/><text:span text:style-name="T1">(Int, a, a) and (a,a,[Bool]) - Yes - (Int, a, [Bool])</text:span></text:p>
            </text:list-item>
            <text:list-item>
              <text:p text:style-name="P8"><text:span text:style-name="T4">Give the substitutions to show that the type </text:span><text:span text:style-name="Source_20_Text"><text:span text:style-name="T4">(a, [a])</text:span></text:span><text:span text:style-name="T4"> unifies with </text:span><text:span text:style-name="Source_20_Text"><text:span text:style-name="T4">(b,c)</text:span></text:span><text:span text:style-name="T4"> to give </text:span><text:span text:style-name="Source_20_Text"><text:span text:style-name="T4">(Bool, [Bool])</text:span></text:span><text:span text:style-name="T4">. Bool/a, a/b, [a]/c</text:span></text:p>
            </text:list-item>
            <text:list-item>
              <text:p text:style-name="P5">Can the function</text:p>
              <text:p text:style-name="P4"><text:s text:c="2"/><text:span text:style-name="T1">f :: (a, [a]) -&gt; b</text:span></text:p>
              <text:p text:style-name="P5">be applied to the following arguments. If so, what are the types of the results? Explain your answers for each.</text:p>
              <text:p text:style-name="P2"><text:s text:c="2"/><text:span text:style-name="T1">(2,[3]) Yes, a unifies with Int</text:span></text:p>
              <text:p text:style-name="P2"><text:s text:c="2"/><text:span text:style-name="T1">(2, []) Yes, a unifies with Int, and the list data type includes the null list</text:span></text:p>
              <text:p text:style-name="P4"><text:s text:c="2"/><text:span text:style-name="T1">(2,[True]) No, the data types for a must be the same</text:span></text:p>
            </text:list-item>
            <text:list-item>
              <text:p text:style-name="P5">Repeat the previous question for the function</text:p>
              <text:p text:style-name="P4"><text:s text:c="2"/><text:span text:style-name="T1">f :: (a, [a]) -&gt; a <text:line-break/>Same answers. We're not given any results</text:span></text:p>
            </text:list-item>
            <text:list-item>
              <text:p text:style-name="P6"><text:span text:style-name="T4">Give the type of </text:span><text:span text:style-name="Source_20_Text"><text:span text:style-name="T4">f [] []</text:span></text:span><text:span text:style-name="T4"> if </text:span><text:span text:style-name="Source_20_Text"><text:span text:style-name="T4">f</text:span></text:span><text:span text:style-name="T4"> has the type</text:span></text:p>
              <text:p text:style-name="P4"><text:s text:c="2"/><text:span text:style-name="T1">f :: [a] -&gt; [b] -&gt; a -&gt; b<text:line-break/>f [][] :: a -&gt; b</text:span></text:p>
            </text:list-item>
            <text:list-item>
              <text:p text:style-name="P5">Explain why the following expressions do not type-check</text:p>
              <text:p text:style-name="P2"><text:s text:c="2"/><text:span text:style-name="T1">curry uncurry </text:span><text:span text:style-name="T2">curry's first parameter must be a function whose first parameter is a duple</text:span></text:p>
              <text:p text:style-name="P4"><text:s text:c="2"/><text:span text:style-name="T1">curry curry </text:span><text:span text:style-name="T2">same reason - curry's first param is a function, not a duple</text:span></text:p>
            </text:list-item>
          </text:list>
        </text:list-item>
        <text:list-item>
          <text:p text:style-name="P6"><text:span text:style-name="T4">(Derived from CRFP) Give the derivation of the type of the function </text:span><text:span text:style-name="Source_20_Text"><text:span text:style-name="T4">h</text:span></text:span><text:span text:style-name="T4"> defined as</text:span></text:p>
          <text:p text:style-name="P4"><text:s text:c="2"/><text:span text:style-name="T1">h x = f x x<text:line-break/>I can't figure out where in CRFP you are referring. I hope this is the general:<text:line-break/>x :: a<text:line-break/>f :: a -&gt; a -&gt; b<text:line-break/>f x x :: b<text:line-break/>h x :: a -&gt; b</text:span></text:p>
          <text:p text:style-name="P5"/>
        </text:list-item>
        <text:list-item>
          <text:p text:style-name="P9">(Derived from CRFP) Give the derivation of the type of each of the following expressions</text:p>
          <text:p text:style-name="P2"><text:s text:c="2"/><text:span text:style-name="T1">curry id<text:line-break/>curry :: ((a,b) -&gt; c) a -&gt; b -&gt; c<text:line-break/>id :: (a -&gt; a)<text:line-break/>or <text:line-break/>id :: ((a,b) -&gt; (a,b))<text:line-break/>and<text:line-break/>curry :: ((a,b) -&gt; (a,b)) -&gt; a -&gt; b -&gt; (a,b)<text:line-break/>curry id :: a -&gt; b -&gt; (a,b)<text:line-break/> </text:span></text:p>
          <text:p text:style-name="P2"><text:s text:c="2"/><text:span text:style-name="T1">uncurry id<text:line-break/>uncurry :: (a -&gt; b -&gt; c) -&gt; (a,b) -&gt; c<text:line-break/>id :: a -&gt; a<text:line-break/>or<text:line-break/>id :: (b -&gt; c) -&gt; (b -&gt; c)<text:line-break/>and<text:line-break/>uncurry :: ((b-&gt;c) -&gt; b -&gt; c) -&gt; (b-&gt;c,b) -&gt; c<text:line-break/>uncurry id :: (b -&gt; c,b) -&gt; c<text:line-break/><text:line-break/></text:span></text:p>
          <text:p text:style-name="P2"><text:s text:c="2"/><text:span text:style-name="T1">curry (curry id)<text:line-break/>id :: ((a,b),c) -&gt; ((a,b),c))<text:line-break/>curry :: (((a,b),c),((a,b),c)) -&gt; (a,b) -&gt; c -&gt; ((a,b),c)<text:line-break/>curry id :: (a,b) -&gt; c -&gt; ((a,b),c)<text:line-break/>curry (curry id) :: a -&gt; b -&gt; c -&gt; ((a,b),c)<text:line-break/></text:span></text:p>
          <text:p text:style-name="P3"><text:s text:c="2"/><text:span text:style-name="T4">uncurry (uncurry id)<text:line-break/>id :: (a-&gt;b-&gt;c) -&gt; (a-&gt;b-&gt;c)<text:line-break/>uncurry :: ((a -&gt; b -&gt; c -&gt; a -&gt; b -&gt; c) -&gt; (a -&gt; b -&gt; c, a-&gt;b) -&gt; c<text:line-break/>uncurry id :: (a-&gt;b-&gt;c-&gt;a,b) -&gt;c<text:line-break/>uncurry (uncurry id) :: ((a-&gt;b-&gt;c,a),b) -&gt; c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Liberation Serif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Header">J Bolton<text:tab/><text:tab/>Haskell assignment 8, quarter 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b</meta:initial-creator>
    <meta:creation-date>2011-03-10T13:37:41</meta:creation-date>
    <dc:date>2011-03-10T21:33:28</dc:date>
    <meta:editing-cycles>54</meta:editing-cycles>
    <meta:editing-duration>PT3H30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7" meta:word-count="430" meta:character-count="2220"/>
  </office:meta>
</office:document-meta>
</file>